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58cm" fo:min-width="4.008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4.608cm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1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4.8cm" svg:height="3cm" svg:x="8.9cm" svg:y="3.2cm">
          <text:p text:style-name="P1">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4cm" svg:height="3cm" svg:x="19.1cm" svg:y="3.2cm">
          <text:p text:style-name="P1">search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6cm" svg:height="4.4cm" svg:x="5.5cm" svg:y="5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cm" svg:height="4.4cm" svg:x="15.1cm" svg:y="5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3.355cm" svg:height="0.962cm" svg:x="5.045cm" svg:y="10.1cm">
          <draw:text-box>
            <text:p>RabbitMQ</text:p>
          </draw:text-box>
        </draw:frame>
        <draw:frame draw:style-name="gr5" draw:text-style-name="P2" draw:layer="layout" svg:width="4.376cm" svg:height="0.962cm" svg:x="14.1cm" svg:y="10.023cm">
          <draw:text-box>
            <text:p>ElasticSearch</text:p>
          </draw:text-box>
        </draw:frame>
        <draw:line draw:style-name="gr6" draw:text-style-name="P1" draw:layer="layout" svg:x1="3.5cm" svg:y1="7.4cm" svg:x2="5.5cm" svg:y2="7.4cm">
          <text:p/>
        </draw:line>
        <draw:connector draw:style-name="gr7" draw:text-style-name="P1" draw:layer="layout" svg:x1="6.8cm" svg:y1="5.2cm" svg:x2="8.9cm" svg:y2="4.7cm" draw:start-shape="id1" draw:end-shape="id2" draw:end-glue-point="3" svg:d="M6800 5200v-500h2100" svg:viewBox="0 0 2101 501">
          <text:p/>
        </draw:connector>
        <draw:connector draw:style-name="gr7" draw:text-style-name="P1" draw:layer="layout" svg:x1="15.1cm" svg:y1="7.6cm" svg:x2="13.7cm" svg:y2="4.7cm" draw:start-shape="id3" draw:start-glue-point="6" draw:end-shape="id2" draw:end-glue-point="1" svg:d="M15100 7600h-699v-2900h-701" svg:viewBox="0 0 1401 2901">
          <text:p/>
        </draw:connector>
        <draw:connector draw:style-name="gr7" draw:text-style-name="P1" draw:layer="layout" svg:x1="17.7cm" svg:y1="7.6cm" svg:x2="19.1cm" svg:y2="4.7cm" draw:start-shape="id3" draw:start-glue-point="8" draw:end-shape="id4" svg:d="M17700 7600h701v-2900h699" svg:viewBox="0 0 1401 2901">
          <text:p/>
        </draw:connector>
        <draw:line draw:style-name="gr6" draw:text-style-name="P1" draw:layer="layout" svg:x1="19.9cm" svg:y1="8.623cm" svg:x2="17.7cm" svg:y2="8.623cm">
          <text:p/>
        </draw:line>
        <draw:frame draw:style-name="gr5" draw:text-style-name="P4" draw:layer="layout" svg:width="3.389cm" svg:height="0.725cm" svg:x="17.7cm" svg:y="9.298cm">
          <draw:text-box>
            <text:p text:style-name="P3">Localhost:9200</text:p>
          </draw:text-box>
        </draw:frame>
        <draw:line draw:style-name="gr6" draw:text-style-name="P1" draw:layer="layout" svg:x1="26.701cm" svg:y1="4.625cm" svg:x2="24.501cm" svg:y2="4.625cm">
          <text:p/>
        </draw:line>
        <draw:frame draw:style-name="gr5" draw:text-style-name="P4" draw:layer="layout" svg:width="3.482cm" svg:height="0.725cm" svg:x="24.501cm" svg:y="4.9cm">
          <draw:text-box>
            <text:p text:style-name="P3">localhost:10001</text:p>
          </draw:text-box>
        </draw:frame>
        <draw:frame draw:style-name="gr5" draw:text-style-name="P4" draw:layer="layout" svg:width="3.313cm" svg:height="0.747cm" svg:x="1.901cm" svg:y="7.801cm">
          <draw:text-box>
            <text:p text:style-name="P3"><text:span text:style-name="T1">localho</text:span><text:span text:style-name="T1">st:</text:span><text:span text:style-name="T2">5672</text:span></text:p>
          </draw:text-box>
        </draw:frame>
        <draw:frame draw:style-name="gr8" draw:text-style-name="P6" draw:layer="layout" svg:width="2.94cm" svg:height="1.433cm" draw:transform="rotate (-1.54705984896777) translate (7.511cm 6.629cm)">
          <draw:text-box>
            <text:p text:style-name="P5">queue/exchange:<text:line-break/>indexDocument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13:00.996843600</meta:creation-date>
    <dc:date>2018-12-17T20:10:30.650667566</dc:date>
    <meta:editing-duration>PT47M18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